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6.806cm" table:align="margins"/>
    </style:style>
    <style:style style:name="Tableau2.A" style:family="table-column">
      <style:table-column-properties style:column-width="16.806cm" style:rel-column-width="65535*"/>
    </style:style>
    <style:style style:name="Tableau2.A1" style:family="table-cell">
      <style:table-cell-properties fo:padding="0.097cm" fo:border="0.5pt solid #000000"/>
    </style:style>
    <style:style style:name="Tableau2" style:family="table">
      <style:table-properties style:width="16.806cm" table:align="margins"/>
    </style:style>
    <style:style style:name="Tableau2.A" style:family="table-column">
      <style:table-column-properties style:column-width="16.806cm" style:rel-column-width="65535*"/>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Standard">
      <style:text-properties officeooo:rsid="0011c76d" officeooo:paragraph-rsid="0011c76d"/>
    </style:style>
    <style:style style:name="P2" style:family="paragraph" style:parent-style-name="Standard">
      <style:text-properties officeooo:rsid="001276b7" officeooo:paragraph-rsid="001276b7"/>
    </style:style>
    <style:style style:name="P3" style:family="paragraph" style:parent-style-name="Standard">
      <style:paragraph-properties fo:margin-left="1.251cm" fo:margin-right="0cm" fo:text-indent="0cm" style:auto-text-indent="false"/>
      <style:text-properties officeooo:rsid="001276b7" officeooo:paragraph-rsid="001276b7"/>
    </style:style>
    <style:style style:name="P4" style:family="paragraph" style:parent-style-name="Standard">
      <style:text-properties officeooo:rsid="00140905" officeooo:paragraph-rsid="00140905"/>
    </style:style>
    <style:style style:name="P5" style:family="paragraph" style:parent-style-name="Standard">
      <style:text-properties officeooo:rsid="00140905" officeooo:paragraph-rsid="0020f7f9"/>
    </style:style>
    <style:style style:name="P6" style:family="paragraph" style:parent-style-name="Standard">
      <style:paragraph-properties fo:margin-left="0cm" fo:margin-right="0cm" fo:text-indent="0cm" style:auto-text-indent="false"/>
      <style:text-properties officeooo:rsid="00140905" officeooo:paragraph-rsid="004c228d"/>
    </style:style>
    <style:style style:name="P7" style:family="paragraph" style:parent-style-name="Standard">
      <style:paragraph-properties fo:margin-left="0cm" fo:margin-right="0cm" fo:text-indent="0cm" style:auto-text-indent="false"/>
      <style:text-properties officeooo:rsid="00140905" officeooo:paragraph-rsid="0052fd88"/>
    </style:style>
    <style:style style:name="P8" style:family="paragraph" style:parent-style-name="Standard">
      <style:text-properties fo:font-weight="bold" officeooo:rsid="0013359c" officeooo:paragraph-rsid="0013359c" style:font-weight-asian="bold" style:font-weight-complex="bold"/>
    </style:style>
    <style:style style:name="P9" style:family="paragraph" style:parent-style-name="Standard">
      <style:text-properties fo:font-weight="bold" officeooo:rsid="00140905" officeooo:paragraph-rsid="00140905" style:font-weight-asian="bold" style:font-weight-complex="bold"/>
    </style:style>
    <style:style style:name="P10" style:family="paragraph" style:parent-style-name="Standard">
      <style:text-properties fo:font-weight="bold" officeooo:rsid="0020f7f9" officeooo:paragraph-rsid="0028677f" style:font-weight-asian="bold" style:font-weight-complex="bold"/>
    </style:style>
    <style:style style:name="P11" style:family="paragraph" style:parent-style-name="Standard">
      <style:text-properties officeooo:rsid="00157f15" officeooo:paragraph-rsid="00157f15"/>
    </style:style>
    <style:style style:name="P12" style:family="paragraph" style:parent-style-name="Standard">
      <style:text-properties officeooo:rsid="00157f15" officeooo:paragraph-rsid="001aa4ab"/>
    </style:style>
    <style:style style:name="P13" style:family="paragraph" style:parent-style-name="Standard">
      <style:paragraph-properties fo:margin-left="0cm" fo:margin-right="0cm" fo:text-indent="0cm" style:auto-text-indent="false"/>
      <style:text-properties officeooo:rsid="00157f15" officeooo:paragraph-rsid="001aa4ab"/>
    </style:style>
    <style:style style:name="P14" style:family="paragraph" style:parent-style-name="Standard">
      <style:text-properties officeooo:rsid="00157f15" officeooo:paragraph-rsid="001c4798"/>
    </style:style>
    <style:style style:name="P15" style:family="paragraph" style:parent-style-name="Standard">
      <style:text-properties officeooo:rsid="00178b3a" officeooo:paragraph-rsid="00178b3a"/>
    </style:style>
    <style:style style:name="P16" style:family="paragraph" style:parent-style-name="Standard">
      <style:text-properties officeooo:rsid="00178b3a" officeooo:paragraph-rsid="002652d3"/>
    </style:style>
    <style:style style:name="P17" style:family="paragraph" style:parent-style-name="Standard">
      <style:text-properties officeooo:rsid="00178b3a" officeooo:paragraph-rsid="0035454b"/>
    </style:style>
    <style:style style:name="P18" style:family="paragraph" style:parent-style-name="Standard">
      <style:text-properties fo:font-style="normal" officeooo:rsid="001276b7" officeooo:paragraph-rsid="001276b7" style:font-style-asian="normal" style:font-style-complex="normal"/>
    </style:style>
    <style:style style:name="P19" style:family="paragraph" style:parent-style-name="Standard">
      <style:text-properties fo:font-style="normal" officeooo:rsid="0013359c" officeooo:paragraph-rsid="001276b7" style:font-style-asian="normal" style:font-style-complex="normal"/>
    </style:style>
    <style:style style:name="P20" style:family="paragraph" style:parent-style-name="Standard">
      <style:text-properties fo:font-style="normal" officeooo:rsid="0013359c" officeooo:paragraph-rsid="0013359c" style:font-style-asian="normal" style:font-style-complex="normal"/>
    </style:style>
    <style:style style:name="P21" style:family="paragraph" style:parent-style-name="Standard">
      <style:paragraph-properties fo:margin-left="0cm" fo:margin-right="0cm" fo:text-indent="0cm" style:auto-text-indent="false"/>
      <style:text-properties fo:font-style="normal" officeooo:rsid="001c4798" officeooo:paragraph-rsid="001aa4ab" style:font-style-asian="normal" style:font-style-complex="normal"/>
    </style:style>
    <style:style style:name="P22" style:family="paragraph" style:parent-style-name="Standard">
      <style:paragraph-properties fo:margin-left="0cm" fo:margin-right="0cm" fo:text-indent="0cm" style:auto-text-indent="false"/>
      <style:text-properties fo:font-style="normal" officeooo:rsid="00178b3a" officeooo:paragraph-rsid="00178b3a" style:font-style-asian="normal" style:font-style-complex="normal"/>
    </style:style>
    <style:style style:name="P23" style:family="paragraph" style:parent-style-name="Standard">
      <style:paragraph-properties fo:margin-left="0cm" fo:margin-right="0cm" fo:text-indent="0cm" style:auto-text-indent="false"/>
      <style:text-properties fo:font-style="normal" officeooo:rsid="0027a4c7" officeooo:paragraph-rsid="0027a4c7" style:font-style-asian="normal" style:font-style-complex="normal"/>
    </style:style>
    <style:style style:name="P24" style:family="paragraph" style:parent-style-name="Standard">
      <style:paragraph-properties fo:margin-left="1.251cm" fo:margin-right="0cm" fo:text-indent="0cm" style:auto-text-indent="false"/>
      <style:text-properties fo:font-style="normal" officeooo:rsid="0027a4c7" officeooo:paragraph-rsid="0027a4c7" style:font-style-asian="normal" style:font-style-complex="normal"/>
    </style:style>
    <style:style style:name="P25" style:family="paragraph" style:parent-style-name="Standard">
      <style:paragraph-properties fo:margin-left="0cm" fo:margin-right="0cm" fo:text-indent="0cm" style:auto-text-indent="false"/>
      <style:text-properties fo:font-style="normal" officeooo:rsid="002a3897" officeooo:paragraph-rsid="002a3897" style:font-style-asian="normal" style:font-style-complex="normal"/>
    </style:style>
    <style:style style:name="P26" style:family="paragraph" style:parent-style-name="Standard">
      <style:paragraph-properties fo:margin-left="0cm" fo:margin-right="0cm" fo:text-indent="0cm" style:auto-text-indent="false"/>
      <style:text-properties fo:font-style="normal" officeooo:rsid="003b5c07" officeooo:paragraph-rsid="003b5c07" style:font-style-asian="normal" style:font-style-complex="normal"/>
    </style:style>
    <style:style style:name="P27" style:family="paragraph" style:parent-style-name="Standard">
      <style:paragraph-properties fo:margin-left="0cm" fo:margin-right="0cm" fo:text-indent="0cm" style:auto-text-indent="false"/>
      <style:text-properties fo:font-style="normal" fo:font-weight="bold" officeooo:rsid="0027a4c7" officeooo:paragraph-rsid="0027a4c7" style:font-style-asian="normal" style:font-weight-asian="bold" style:font-style-complex="normal" style:font-weight-complex="bold"/>
    </style:style>
    <style:style style:name="P28" style:family="paragraph" style:parent-style-name="Standard">
      <style:paragraph-properties fo:margin-left="0cm" fo:margin-right="0cm" fo:text-indent="0cm" style:auto-text-indent="false"/>
      <style:text-properties fo:font-style="normal" fo:font-weight="bold" officeooo:rsid="00404e24" officeooo:paragraph-rsid="00404e24" style:font-style-asian="normal" style:font-weight-asian="bold" style:font-style-complex="normal" style:font-weight-complex="bold"/>
    </style:style>
    <style:style style:name="P29" style:family="paragraph" style:parent-style-name="Standard">
      <style:paragraph-properties fo:margin-left="0cm" fo:margin-right="0cm" fo:text-indent="0cm" style:auto-text-indent="false"/>
      <style:text-properties fo:font-style="normal" fo:font-weight="bold" officeooo:rsid="00502588" officeooo:paragraph-rsid="00502588" style:font-style-asian="normal" style:font-weight-asian="bold" style:font-style-complex="normal" style:font-weight-complex="bold"/>
    </style:style>
    <style:style style:name="P30" style:family="paragraph" style:parent-style-name="Standard">
      <style:paragraph-properties fo:margin-left="0cm" fo:margin-right="0cm" fo:text-indent="0cm" style:auto-text-indent="false"/>
      <style:text-properties fo:font-style="normal" fo:font-weight="normal" officeooo:rsid="0027a4c7" officeooo:paragraph-rsid="0027a4c7" style:font-style-asian="normal" style:font-weight-asian="normal" style:font-style-complex="normal" style:font-weight-complex="normal"/>
    </style:style>
    <style:style style:name="P31" style:family="paragraph" style:parent-style-name="Standard">
      <style:paragraph-properties fo:margin-left="0cm" fo:margin-right="0cm" fo:text-indent="0cm" style:auto-text-indent="false"/>
      <style:text-properties fo:font-style="normal" fo:font-weight="normal" officeooo:rsid="003da9bd" officeooo:paragraph-rsid="003da9bd" style:font-style-asian="normal" style:font-weight-asian="normal" style:font-style-complex="normal" style:font-weight-complex="normal"/>
    </style:style>
    <style:style style:name="P32" style:family="paragraph" style:parent-style-name="Standard">
      <style:paragraph-properties fo:margin-left="0cm" fo:margin-right="0cm" fo:text-indent="0cm" style:auto-text-indent="false"/>
      <style:text-properties fo:font-style="normal" fo:font-weight="normal" officeooo:rsid="003f078b" officeooo:paragraph-rsid="003f078b" style:font-style-asian="normal" style:font-weight-asian="normal" style:font-style-complex="normal" style:font-weight-complex="normal"/>
    </style:style>
    <style:style style:name="P33" style:family="paragraph" style:parent-style-name="Standard">
      <style:paragraph-properties fo:margin-left="0cm" fo:margin-right="0cm" fo:text-indent="0cm" style:auto-text-indent="false"/>
      <style:text-properties fo:font-style="normal" fo:font-weight="normal" officeooo:rsid="003f6d0b" officeooo:paragraph-rsid="003f6d0b" style:font-style-asian="normal" style:font-weight-asian="normal" style:font-style-complex="normal" style:font-weight-complex="normal"/>
    </style:style>
    <style:style style:name="P34" style:family="paragraph" style:parent-style-name="Standard">
      <style:paragraph-properties fo:margin-left="0cm" fo:margin-right="0cm" fo:text-indent="0cm" style:auto-text-indent="false"/>
      <style:text-properties fo:font-style="normal" fo:font-weight="normal" officeooo:rsid="00404e24" officeooo:paragraph-rsid="00404e24" style:font-style-asian="normal" style:font-weight-asian="normal" style:font-style-complex="normal" style:font-weight-complex="normal"/>
    </style:style>
    <style:style style:name="P35" style:family="paragraph" style:parent-style-name="Standard">
      <style:paragraph-properties fo:margin-left="0cm" fo:margin-right="0cm" fo:text-indent="0cm" style:auto-text-indent="false"/>
      <style:text-properties fo:font-style="normal" fo:font-weight="normal" officeooo:rsid="00404e24" officeooo:paragraph-rsid="004ee96c" style:font-style-asian="normal" style:font-weight-asian="normal" style:font-style-complex="normal" style:font-weight-complex="normal"/>
    </style:style>
    <style:style style:name="P36" style:family="paragraph" style:parent-style-name="Standard">
      <style:paragraph-properties fo:margin-left="0cm" fo:margin-right="0cm" fo:text-indent="0cm" style:auto-text-indent="false"/>
      <style:text-properties fo:font-style="normal" fo:font-weight="normal" officeooo:rsid="00413ae4" officeooo:paragraph-rsid="00413ae4"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text-properties fo:font-style="normal" fo:font-weight="normal" officeooo:rsid="00429b85" officeooo:paragraph-rsid="00429b85" style:font-style-asian="normal" style:font-weight-asian="normal" style:font-style-complex="normal" style:font-weight-complex="normal"/>
    </style:style>
    <style:style style:name="P38" style:family="paragraph" style:parent-style-name="Standard">
      <style:paragraph-properties fo:margin-left="1.251cm" fo:margin-right="0cm" fo:text-indent="0cm" style:auto-text-indent="false"/>
      <style:text-properties fo:font-style="normal" fo:font-weight="normal" officeooo:rsid="00429b85" officeooo:paragraph-rsid="00429b85" style:font-style-asian="normal" style:font-weight-asian="normal" style:font-style-complex="normal" style:font-weight-complex="normal"/>
    </style:style>
    <style:style style:name="P39" style:family="paragraph" style:parent-style-name="Standard">
      <style:paragraph-properties fo:margin-left="1.251cm" fo:margin-right="0cm" fo:text-indent="0cm" style:auto-text-indent="false"/>
      <style:text-properties fo:font-style="normal" fo:font-weight="normal" officeooo:rsid="00429b85" officeooo:paragraph-rsid="0045c206" style:font-style-asian="normal" style:font-weight-asian="normal" style:font-style-complex="normal" style:font-weight-complex="normal"/>
    </style:style>
    <style:style style:name="P40" style:family="paragraph" style:parent-style-name="Standard">
      <style:paragraph-properties fo:margin-left="1.251cm" fo:margin-right="0cm" fo:text-indent="0cm" style:auto-text-indent="false"/>
      <style:text-properties fo:font-style="normal" fo:font-weight="normal" officeooo:rsid="00429b85" officeooo:paragraph-rsid="0046cc16"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text-properties fo:font-style="normal" fo:font-weight="normal" officeooo:rsid="00444188" officeooo:paragraph-rsid="00444188" style:font-style-asian="normal" style:font-weight-asian="normal" style:font-style-complex="normal" style:font-weight-complex="normal"/>
    </style:style>
    <style:style style:name="P42" style:family="paragraph" style:parent-style-name="Standard">
      <style:paragraph-properties fo:margin-left="1.251cm" fo:margin-right="0cm" fo:text-indent="0cm" style:auto-text-indent="false"/>
      <style:text-properties fo:font-style="normal" fo:font-weight="normal" officeooo:rsid="0045c206" officeooo:paragraph-rsid="0045c206" style:font-style-asian="normal" style:font-weight-asian="normal" style:font-style-complex="normal" style:font-weight-complex="normal"/>
    </style:style>
    <style:style style:name="P43" style:family="paragraph" style:parent-style-name="Standard">
      <style:paragraph-properties fo:margin-left="1.251cm" fo:margin-right="0cm" fo:text-indent="0cm" style:auto-text-indent="false"/>
      <style:text-properties fo:font-style="normal" fo:font-weight="normal" officeooo:rsid="0046cc16" officeooo:paragraph-rsid="0046cc16" style:font-style-asian="normal" style:font-weight-asian="normal" style:font-style-complex="normal" style:font-weight-complex="normal"/>
    </style:style>
    <style:style style:name="P44" style:family="paragraph" style:parent-style-name="Standard">
      <style:paragraph-properties fo:margin-left="0cm" fo:margin-right="0cm" fo:text-indent="0cm" style:auto-text-indent="false"/>
      <style:text-properties fo:font-style="normal" fo:font-weight="normal" officeooo:rsid="0046cc16" officeooo:paragraph-rsid="0046cc16" style:font-style-asian="normal" style:font-weight-asian="normal" style:font-style-complex="normal" style:font-weight-complex="normal"/>
    </style:style>
    <style:style style:name="P45" style:family="paragraph" style:parent-style-name="Standard">
      <style:paragraph-properties fo:margin-left="1.251cm" fo:margin-right="0cm" fo:text-indent="0cm" style:auto-text-indent="false"/>
      <style:text-properties fo:font-style="normal" fo:font-weight="normal" officeooo:rsid="0046cc16" officeooo:paragraph-rsid="00583626" style:font-style-asian="normal" style:font-weight-asian="normal" style:font-style-complex="normal" style:font-weight-complex="normal"/>
    </style:style>
    <style:style style:name="P46" style:family="paragraph" style:parent-style-name="Standard">
      <style:paragraph-properties fo:margin-left="0cm" fo:margin-right="0cm" fo:text-indent="0cm" style:auto-text-indent="false"/>
      <style:text-properties fo:font-style="normal" fo:font-weight="normal" officeooo:rsid="0047256c" officeooo:paragraph-rsid="0047256c" style:font-style-asian="normal" style:font-weight-asian="normal" style:font-style-complex="normal" style:font-weight-complex="normal"/>
    </style:style>
    <style:style style:name="P47" style:family="paragraph" style:parent-style-name="Standard">
      <style:paragraph-properties fo:margin-left="0cm" fo:margin-right="0cm" fo:text-indent="0cm" style:auto-text-indent="false"/>
      <style:text-properties fo:font-style="normal" fo:font-weight="normal" officeooo:rsid="0047256c" officeooo:paragraph-rsid="004ae105" style:font-style-asian="normal" style:font-weight-asian="normal" style:font-style-complex="normal" style:font-weight-complex="normal"/>
    </style:style>
    <style:style style:name="P48" style:family="paragraph" style:parent-style-name="Standard">
      <style:paragraph-properties fo:margin-left="0cm" fo:margin-right="0cm" fo:text-indent="0cm" style:auto-text-indent="false"/>
      <style:text-properties fo:font-style="normal" fo:font-weight="normal" officeooo:rsid="0048586d" officeooo:paragraph-rsid="0048586d" style:font-style-asian="normal" style:font-weight-asian="normal" style:font-style-complex="normal" style:font-weight-complex="normal"/>
    </style:style>
    <style:style style:name="P49" style:family="paragraph" style:parent-style-name="Standard">
      <style:paragraph-properties fo:margin-left="0cm" fo:margin-right="0cm" fo:text-indent="0cm" style:auto-text-indent="false"/>
      <style:text-properties fo:font-style="normal" fo:font-weight="normal" officeooo:rsid="0048586d" officeooo:paragraph-rsid="0059b6d9" style:font-style-asian="normal" style:font-weight-asian="normal" style:font-style-complex="normal" style:font-weight-complex="normal"/>
    </style:style>
    <style:style style:name="P50" style:family="paragraph" style:parent-style-name="Standard">
      <style:paragraph-properties fo:margin-left="0cm" fo:margin-right="0cm" fo:text-indent="0cm" style:auto-text-indent="false"/>
      <style:text-properties fo:font-style="normal" fo:font-weight="normal" officeooo:rsid="0048ee18" officeooo:paragraph-rsid="0048ee18" style:font-style-asian="normal" style:font-weight-asian="normal" style:font-style-complex="normal" style:font-weight-complex="normal"/>
    </style:style>
    <style:style style:name="P51" style:family="paragraph" style:parent-style-name="Standard">
      <style:paragraph-properties fo:margin-left="1.251cm" fo:margin-right="0cm" fo:text-indent="0cm" style:auto-text-indent="false"/>
      <style:text-properties fo:font-style="normal" fo:font-weight="normal" officeooo:rsid="0048ee18" officeooo:paragraph-rsid="0055784f" style:font-style-asian="normal" style:font-weight-asian="normal" style:font-style-complex="normal" style:font-weight-complex="normal"/>
    </style:style>
    <style:style style:name="P52" style:family="paragraph" style:parent-style-name="Standard">
      <style:paragraph-properties fo:margin-left="0cm" fo:margin-right="0cm" fo:text-indent="0cm" style:auto-text-indent="false"/>
      <style:text-properties fo:font-style="normal" fo:font-weight="normal" officeooo:rsid="004ae105" officeooo:paragraph-rsid="004ae105" style:font-style-asian="normal" style:font-weight-asian="normal" style:font-style-complex="normal" style:font-weight-complex="normal"/>
    </style:style>
    <style:style style:name="P53" style:family="paragraph" style:parent-style-name="Standard">
      <style:paragraph-properties fo:margin-left="0cm" fo:margin-right="0cm" fo:text-indent="0cm" style:auto-text-indent="false"/>
      <style:text-properties fo:font-style="normal" fo:font-weight="normal" officeooo:rsid="004c228d" officeooo:paragraph-rsid="004c228d" style:font-style-asian="normal" style:font-weight-asian="normal" style:font-style-complex="normal" style:font-weight-complex="normal"/>
    </style:style>
    <style:style style:name="P54" style:family="paragraph" style:parent-style-name="Standard">
      <style:paragraph-properties fo:margin-left="0cm" fo:margin-right="0cm" fo:text-indent="0cm" style:auto-text-indent="false"/>
      <style:text-properties fo:font-style="normal" fo:font-weight="normal" officeooo:rsid="00438d8d" officeooo:paragraph-rsid="00404e24" style:font-style-asian="normal" style:font-weight-asian="normal" style:font-style-complex="normal" style:font-weight-complex="normal"/>
    </style:style>
    <style:style style:name="P55" style:family="paragraph" style:parent-style-name="Standard">
      <style:paragraph-properties fo:margin-left="0cm" fo:margin-right="0cm" fo:text-indent="0cm" style:auto-text-indent="false"/>
      <style:text-properties fo:font-style="normal" fo:font-weight="normal" officeooo:rsid="00438d8d" officeooo:paragraph-rsid="004ee96c" style:font-style-asian="normal" style:font-weight-asian="normal" style:font-style-complex="normal" style:font-weight-complex="normal"/>
    </style:style>
    <style:style style:name="P56" style:family="paragraph" style:parent-style-name="Standard">
      <style:paragraph-properties fo:margin-left="1.251cm" fo:margin-right="0cm" fo:text-indent="0cm" style:auto-text-indent="false"/>
      <style:text-properties fo:font-style="normal" fo:font-weight="normal" officeooo:rsid="004af09f" officeooo:paragraph-rsid="004af09f" style:font-style-asian="normal" style:font-weight-asian="normal" style:font-style-complex="normal" style:font-weight-complex="normal"/>
    </style:style>
    <style:style style:name="P57" style:family="paragraph" style:parent-style-name="Standard">
      <style:paragraph-properties fo:margin-left="0cm" fo:margin-right="0cm" fo:text-indent="0cm" style:auto-text-indent="false"/>
      <style:text-properties fo:font-style="normal" fo:font-weight="normal" officeooo:rsid="0059b6d9" officeooo:paragraph-rsid="0059b6d9" style:font-style-asian="normal" style:font-weight-asian="normal" style:font-style-complex="normal" style:font-weight-complex="normal"/>
    </style:style>
    <style:style style:name="P58" style:family="paragraph" style:parent-style-name="Standard">
      <style:paragraph-properties fo:margin-left="1.251cm" fo:margin-right="0cm" fo:text-indent="0cm" style:auto-text-indent="false"/>
      <style:text-properties fo:font-style="normal" style:text-underline-style="solid" style:text-underline-width="auto" style:text-underline-color="font-color" fo:font-weight="normal" officeooo:rsid="0046cc16" officeooo:paragraph-rsid="0046cc16" style:font-style-asian="normal" style:font-weight-asian="normal" style:font-style-complex="normal" style:font-weight-complex="normal"/>
    </style:style>
    <style:style style:name="P59" style:family="paragraph" style:parent-style-name="Standard">
      <style:text-properties officeooo:rsid="001aa4ab" officeooo:paragraph-rsid="001aa4ab"/>
    </style:style>
    <style:style style:name="P60" style:family="paragraph" style:parent-style-name="Standard">
      <style:paragraph-properties fo:margin-left="1.251cm" fo:margin-right="0cm" fo:text-indent="0cm" style:auto-text-indent="false"/>
      <style:text-properties officeooo:rsid="001aa4ab" officeooo:paragraph-rsid="001aa4ab"/>
    </style:style>
    <style:style style:name="P61" style:family="paragraph" style:parent-style-name="Standard">
      <style:text-properties officeooo:rsid="001c4798" officeooo:paragraph-rsid="001c4798"/>
    </style:style>
    <style:style style:name="P62" style:family="paragraph" style:parent-style-name="Standard">
      <style:text-properties officeooo:rsid="001c4798" officeooo:paragraph-rsid="0020f7f9"/>
    </style:style>
    <style:style style:name="P63" style:family="paragraph" style:parent-style-name="Standard">
      <style:text-properties officeooo:rsid="001c4798" officeooo:paragraph-rsid="0028677f"/>
    </style:style>
    <style:style style:name="P64" style:family="paragraph" style:parent-style-name="Standard">
      <style:text-properties officeooo:rsid="001f709a" officeooo:paragraph-rsid="001f709a"/>
    </style:style>
    <style:style style:name="P65" style:family="paragraph" style:parent-style-name="Standard">
      <style:paragraph-properties fo:margin-left="1.251cm" fo:margin-right="0cm" fo:text-indent="0cm" style:auto-text-indent="false"/>
      <style:text-properties officeooo:rsid="001f709a" officeooo:paragraph-rsid="001f709a"/>
    </style:style>
    <style:style style:name="P66" style:family="paragraph" style:parent-style-name="Standard">
      <style:paragraph-properties fo:margin-left="1.251cm" fo:margin-right="0cm" fo:text-indent="0cm" style:auto-text-indent="false"/>
      <style:text-properties officeooo:rsid="001fb83e" officeooo:paragraph-rsid="001fb83e"/>
    </style:style>
    <style:style style:name="P67" style:family="paragraph" style:parent-style-name="Standard">
      <style:paragraph-properties fo:margin-left="1.251cm" fo:margin-right="0cm" fo:text-indent="0cm" style:auto-text-indent="false"/>
      <style:text-properties officeooo:rsid="0020f7f9" officeooo:paragraph-rsid="0020f7f9"/>
    </style:style>
    <style:style style:name="P68" style:family="paragraph" style:parent-style-name="Standard">
      <style:paragraph-properties fo:margin-left="0cm" fo:margin-right="0cm" fo:text-indent="0cm" style:auto-text-indent="false"/>
      <style:text-properties officeooo:rsid="0020f7f9" officeooo:paragraph-rsid="0020f7f9"/>
    </style:style>
    <style:style style:name="P69" style:family="paragraph" style:parent-style-name="Standard">
      <style:text-properties officeooo:rsid="0020f7f9" officeooo:paragraph-rsid="0028677f"/>
    </style:style>
    <style:style style:name="P70" style:family="paragraph" style:parent-style-name="Standard">
      <style:paragraph-properties fo:margin-left="1.251cm" fo:margin-right="0cm" fo:text-indent="0cm" style:auto-text-indent="false"/>
      <style:text-properties officeooo:rsid="0020f7f9" officeooo:paragraph-rsid="002a3897"/>
    </style:style>
    <style:style style:name="P71" style:family="paragraph" style:parent-style-name="Standard">
      <style:paragraph-properties fo:margin-left="0cm" fo:margin-right="0cm" fo:text-indent="0cm" style:auto-text-indent="false"/>
      <style:text-properties officeooo:rsid="0023e2f8" officeooo:paragraph-rsid="0023e2f8"/>
    </style:style>
    <style:style style:name="P72" style:family="paragraph" style:parent-style-name="Standard">
      <style:text-properties officeooo:rsid="00245de0" officeooo:paragraph-rsid="00245de0"/>
    </style:style>
    <style:style style:name="P73" style:family="paragraph" style:parent-style-name="Standard">
      <style:text-properties fo:font-weight="normal" officeooo:rsid="00245de0" officeooo:paragraph-rsid="00245de0" style:font-weight-asian="normal" style:font-weight-complex="normal"/>
    </style:style>
    <style:style style:name="P74" style:family="paragraph" style:parent-style-name="Standard">
      <style:paragraph-properties fo:margin-left="2.501cm" fo:margin-right="0cm" fo:text-indent="0cm" style:auto-text-indent="false"/>
      <style:text-properties officeooo:rsid="002a3897" officeooo:paragraph-rsid="002a3897"/>
    </style:style>
    <style:style style:name="P75" style:family="paragraph" style:parent-style-name="Standard">
      <style:paragraph-properties fo:margin-left="0cm" fo:margin-right="0cm" fo:text-indent="0cm" style:auto-text-indent="false"/>
      <style:text-properties officeooo:rsid="002a3897" officeooo:paragraph-rsid="002a3897"/>
    </style:style>
    <style:style style:name="P76" style:family="paragraph" style:parent-style-name="Standard">
      <style:paragraph-properties fo:margin-left="1.251cm" fo:margin-right="0cm" fo:text-indent="0cm" style:auto-text-indent="false"/>
      <style:text-properties officeooo:rsid="002a3897" officeooo:paragraph-rsid="002a3897"/>
    </style:style>
    <style:style style:name="P77" style:family="paragraph" style:parent-style-name="Table_20_Contents">
      <style:text-properties officeooo:paragraph-rsid="0028677f"/>
    </style:style>
    <style:style style:name="P78" style:family="paragraph" style:parent-style-name="Standard">
      <style:paragraph-properties fo:margin-left="0cm" fo:margin-right="0cm" fo:text-indent="0cm" style:auto-text-indent="false"/>
      <style:text-properties officeooo:rsid="002652d3" officeooo:paragraph-rsid="0035454b"/>
    </style:style>
    <style:style style:name="P79" style:family="paragraph" style:parent-style-name="Standard">
      <style:paragraph-properties fo:margin-left="0cm" fo:margin-right="0cm" fo:text-indent="0cm" style:auto-text-indent="false"/>
      <style:text-properties officeooo:rsid="002f241e" officeooo:paragraph-rsid="002f241e"/>
    </style:style>
    <style:style style:name="P80" style:family="paragraph" style:parent-style-name="Standard">
      <style:text-properties officeooo:rsid="0030dbfc" officeooo:paragraph-rsid="0030dbfc"/>
    </style:style>
    <style:style style:name="P81" style:family="paragraph" style:parent-style-name="Standard">
      <style:text-properties officeooo:rsid="0031d96d" officeooo:paragraph-rsid="0031d96d"/>
    </style:style>
    <style:style style:name="P82" style:family="paragraph" style:parent-style-name="Standard">
      <style:paragraph-properties fo:margin-left="1.251cm" fo:margin-right="0cm" fo:text-indent="0cm" style:auto-text-indent="false"/>
      <style:text-properties officeooo:rsid="0031d96d" officeooo:paragraph-rsid="0035454b"/>
    </style:style>
    <style:style style:name="P83" style:family="paragraph" style:parent-style-name="Standard">
      <style:paragraph-properties fo:margin-left="2.501cm" fo:margin-right="0cm" fo:text-indent="0cm" style:auto-text-indent="false"/>
      <style:text-properties officeooo:rsid="0031d96d" officeooo:paragraph-rsid="0035454b"/>
    </style:style>
    <style:style style:name="P84" style:family="paragraph" style:parent-style-name="Standard">
      <style:text-properties officeooo:rsid="0035454b" officeooo:paragraph-rsid="0035454b"/>
    </style:style>
    <style:style style:name="P85" style:family="paragraph" style:parent-style-name="Standard">
      <style:paragraph-properties fo:margin-left="1.251cm" fo:margin-right="0cm" fo:text-indent="0cm" style:auto-text-indent="false"/>
      <style:text-properties fo:color="#2a6099" loext:opacity="100%" fo:font-style="normal" fo:font-weight="normal" officeooo:rsid="00429b85" officeooo:paragraph-rsid="0045c206" style:font-style-asian="normal" style:font-weight-asian="normal" style:font-style-complex="normal" style:font-weight-complex="normal"/>
    </style:style>
    <style:style style:name="P86" style:family="paragraph" style:parent-style-name="Standard">
      <style:paragraph-properties fo:margin-left="1.251cm" fo:margin-right="0cm" fo:text-indent="0cm" style:auto-text-indent="false"/>
      <style:text-properties fo:color="#2a6099" loext:opacity="100%" fo:font-style="normal" fo:font-weight="normal" officeooo:rsid="00429b85" officeooo:paragraph-rsid="00429b85" style:font-style-asian="normal" style:font-weight-asian="normal" style:font-style-complex="normal" style:font-weight-complex="normal"/>
    </style:style>
    <style:style style:name="P87" style:family="paragraph" style:parent-style-name="Standard">
      <style:paragraph-properties fo:margin-left="1.251cm" fo:margin-right="0cm" fo:text-indent="0cm" style:auto-text-indent="false"/>
      <style:text-properties fo:color="#2a6099" loext:opacity="100%" fo:font-style="normal" fo:font-weight="normal" officeooo:rsid="0047256c" officeooo:paragraph-rsid="004af09f" style:font-style-asian="normal" style:font-weight-asian="normal" style:font-style-complex="normal" style:font-weight-complex="normal"/>
    </style:style>
    <style:style style:name="P88" style:family="paragraph" style:parent-style-name="Standard">
      <style:paragraph-properties fo:margin-left="2.501cm" fo:margin-right="0cm" fo:text-indent="0cm" style:auto-text-indent="false"/>
      <style:text-properties fo:color="#2a6099" loext:opacity="100%" fo:font-style="normal" fo:font-weight="normal" officeooo:rsid="0047256c" officeooo:paragraph-rsid="004af09f" style:font-style-asian="normal" style:font-weight-asian="normal" style:font-style-complex="normal" style:font-weight-complex="normal"/>
    </style:style>
    <style:style style:name="P89" style:family="paragraph" style:parent-style-name="Standard">
      <style:paragraph-properties fo:margin-left="2.501cm" fo:margin-right="0cm" fo:text-indent="0cm" style:auto-text-indent="false"/>
      <style:text-properties fo:color="#2a6099" loext:opacity="100%" fo:font-style="normal" fo:font-weight="normal" officeooo:rsid="004af09f" officeooo:paragraph-rsid="004af09f" style:font-style-asian="normal" style:font-weight-asian="normal" style:font-style-complex="normal" style:font-weight-complex="normal"/>
    </style:style>
    <style:style style:name="P90" style:family="paragraph" style:parent-style-name="Standard">
      <style:paragraph-properties fo:margin-left="2.501cm" fo:margin-right="0cm" fo:text-indent="0cm" style:auto-text-indent="false"/>
      <style:text-properties fo:color="#2a6099" loext:opacity="100%" fo:font-style="normal" fo:font-weight="normal" officeooo:rsid="0055784f" officeooo:paragraph-rsid="0055784f" style:font-style-asian="normal" style:font-weight-asian="normal" style:font-style-complex="normal" style:font-weight-complex="normal"/>
    </style:style>
    <style:style style:name="P91" style:family="paragraph" style:parent-style-name="Standard">
      <style:paragraph-properties fo:margin-left="2.501cm" fo:margin-right="0cm" fo:text-indent="0cm" style:auto-text-indent="false"/>
      <style:text-properties fo:color="#2a6099" loext:opacity="100%" fo:font-style="normal" fo:font-weight="normal" officeooo:rsid="00438d8d" officeooo:paragraph-rsid="0045c206" style:font-style-asian="normal" style:font-weight-asian="normal" style:font-style-complex="normal" style:font-weight-complex="normal"/>
    </style:style>
    <style:style style:name="P92" style:family="paragraph" style:parent-style-name="Standard">
      <style:paragraph-properties fo:margin-left="1.251cm" fo:margin-right="0cm" fo:text-indent="0cm" style:auto-text-indent="false"/>
      <style:text-properties fo:color="#2a6099" loext:opacity="100%" fo:font-style="normal" fo:font-weight="normal" officeooo:rsid="00583626" officeooo:paragraph-rsid="00583626" style:font-style-asian="normal" style:font-weight-asian="normal" style:font-style-complex="normal" style:font-weight-complex="normal"/>
    </style:style>
    <style:style style:name="P93" style:family="paragraph" style:parent-style-name="Standard">
      <style:paragraph-properties fo:margin-left="0cm" fo:margin-right="0cm" fo:text-indent="0cm" style:auto-text-indent="false"/>
      <style:text-properties fo:color="#2a6099" loext:opacity="100%" officeooo:rsid="00532d78" officeooo:paragraph-rsid="005b4be2"/>
    </style:style>
    <style:style style:name="P94" style:family="paragraph" style:parent-style-name="Standard">
      <style:paragraph-properties fo:margin-left="0cm" fo:margin-right="0cm" fo:text-indent="0cm" style:auto-text-indent="false"/>
      <style:text-properties fo:color="#2a6099" loext:opacity="100%" officeooo:rsid="00140905" officeooo:paragraph-rsid="00532d78"/>
    </style:style>
    <style:style style:name="P95" style:family="paragraph" style:parent-style-name="Standard">
      <style:paragraph-properties fo:margin-left="0cm" fo:margin-right="0cm" fo:text-indent="0cm" style:auto-text-indent="false"/>
      <style:text-properties officeooo:rsid="0052fd88" officeooo:paragraph-rsid="0052fd88"/>
    </style:style>
    <style:style style:name="P96"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rsid="0052fd88" officeooo:paragraph-rsid="0052fd88" style:font-weight-asian="bold" style:font-weight-complex="bold"/>
    </style:style>
    <style:style style:name="T1" style:family="text">
      <style:text-properties officeooo:rsid="001276b7"/>
    </style:style>
    <style:style style:name="T2" style:family="text">
      <style:text-properties fo:font-style="italic" style:font-style-asian="italic" style:font-style-complex="italic"/>
    </style:style>
    <style:style style:name="T3" style:family="text">
      <style:text-properties fo:font-style="italic" officeooo:rsid="001d7863" style:font-style-asian="italic" style:font-style-complex="italic"/>
    </style:style>
    <style:style style:name="T4" style:family="text">
      <style:text-properties fo:font-style="italic" officeooo:rsid="002d48b9" style:font-style-asian="italic" style:font-style-complex="italic"/>
    </style:style>
    <style:style style:name="T5" style:family="text">
      <style:text-properties fo:font-style="italic" officeooo:rsid="0045c206" style:font-style-asian="italic" style:font-style-complex="italic"/>
    </style:style>
    <style:style style:name="T6" style:family="text">
      <style:text-properties fo:font-style="italic" officeooo:rsid="004ae105" style:font-style-asian="italic" style:font-style-complex="italic"/>
    </style:style>
    <style:style style:name="T7" style:family="text">
      <style:text-properties fo:font-style="italic" officeooo:rsid="0059b6d9" style:font-style-asian="italic" style:font-style-complex="italic"/>
    </style:style>
    <style:style style:name="T8" style:family="text">
      <style:text-properties fo:font-style="italic" officeooo:rsid="005cc5d8" style:font-style-asian="italic" style:font-style-complex="italic"/>
    </style:style>
    <style:style style:name="T9" style:family="text">
      <style:text-properties fo:font-style="italic" style:text-underline-style="none" officeooo:rsid="004ae105" style:font-style-asian="italic" style:font-style-complex="italic"/>
    </style:style>
    <style:style style:name="T10" style:family="text">
      <style:text-properties fo:font-style="italic" style:text-underline-style="none" officeooo:rsid="005b4be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3359c" style:font-style-asian="normal" style:font-style-complex="normal"/>
    </style:style>
    <style:style style:name="T13" style:family="text">
      <style:text-properties fo:font-style="normal" officeooo:rsid="00140905" style:font-style-asian="normal" style:font-style-complex="normal"/>
    </style:style>
    <style:style style:name="T14" style:family="text">
      <style:text-properties fo:font-style="normal" officeooo:rsid="001c4798" style:font-style-asian="normal" style:font-style-complex="normal"/>
    </style:style>
    <style:style style:name="T15" style:family="text">
      <style:text-properties fo:font-style="normal" officeooo:rsid="001fb83e" style:font-style-asian="normal" style:font-style-complex="normal"/>
    </style:style>
    <style:style style:name="T16" style:family="text">
      <style:text-properties fo:font-style="normal" officeooo:rsid="0027a4c7" style:font-style-asian="normal" style:font-style-complex="normal"/>
    </style:style>
    <style:style style:name="T17" style:family="text">
      <style:text-properties fo:font-style="normal" officeooo:rsid="002a3897" style:font-style-asian="normal" style:font-style-complex="normal"/>
    </style:style>
    <style:style style:name="T18" style:family="text">
      <style:text-properties fo:font-style="normal" officeooo:rsid="0035454b" style:font-style-asian="normal" style:font-style-complex="normal"/>
    </style:style>
    <style:style style:name="T19" style:family="text">
      <style:text-properties fo:font-style="normal" officeooo:rsid="005cc5d8"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2a66f9"/>
    </style:style>
    <style:style style:name="T23" style:family="text">
      <style:text-properties style:text-underline-style="solid" style:text-underline-width="auto" style:text-underline-color="font-color" officeooo:rsid="002652d3"/>
    </style:style>
    <style:style style:name="T24" style:family="text">
      <style:text-properties style:text-underline-style="solid" style:text-underline-width="auto" style:text-underline-color="font-color" officeooo:rsid="00413ae4"/>
    </style:style>
    <style:style style:name="T25" style:family="text">
      <style:text-properties fo:font-weight="bold" style:font-weight-asian="bold" style:font-weight-complex="bold"/>
    </style:style>
    <style:style style:name="T26" style:family="text">
      <style:text-properties fo:font-weight="bold" officeooo:rsid="001d7863" style:font-weight-asian="bold" style:font-weight-complex="bold"/>
    </style:style>
    <style:style style:name="T27" style:family="text">
      <style:text-properties fo:font-weight="bold" officeooo:rsid="0020f7f9" style:font-weight-asian="bold" style:font-weight-complex="bold"/>
    </style:style>
    <style:style style:name="T28" style:family="text">
      <style:text-properties fo:font-weight="bold" officeooo:rsid="002a66f9" style:font-weight-asian="bold" style:font-weight-complex="bold"/>
    </style:style>
    <style:style style:name="T29" style:family="text">
      <style:text-properties fo:font-weight="bold" officeooo:rsid="00434d8e" style:font-weight-asian="bold" style:font-weight-complex="bold"/>
    </style:style>
    <style:style style:name="T30" style:family="text">
      <style:text-properties officeooo:rsid="00157f15"/>
    </style:style>
    <style:style style:name="T31" style:family="text">
      <style:text-properties officeooo:rsid="001c4798"/>
    </style:style>
    <style:style style:name="T32" style:family="text">
      <style:text-properties officeooo:rsid="001d7863"/>
    </style:style>
    <style:style style:name="T33" style:family="text">
      <style:text-properties officeooo:rsid="001fb83e"/>
    </style:style>
    <style:style style:name="T34" style:family="text">
      <style:text-properties officeooo:rsid="0020f7f9"/>
    </style:style>
    <style:style style:name="T35" style:family="text">
      <style:text-properties officeooo:rsid="0022082a"/>
    </style:style>
    <style:style style:name="T36" style:family="text">
      <style:text-properties officeooo:rsid="002652d3"/>
    </style:style>
    <style:style style:name="T37" style:family="text">
      <style:text-properties officeooo:rsid="002a3897"/>
    </style:style>
    <style:style style:name="T38" style:family="text">
      <style:text-properties officeooo:rsid="002a66f9"/>
    </style:style>
    <style:style style:name="T39" style:family="text">
      <style:text-properties officeooo:rsid="002d48b9"/>
    </style:style>
    <style:style style:name="T40" style:family="text">
      <style:text-properties officeooo:rsid="002f241e"/>
    </style:style>
    <style:style style:name="T41" style:family="text">
      <style:text-properties officeooo:rsid="0033c1a3"/>
    </style:style>
    <style:style style:name="T42" style:family="text">
      <style:text-properties officeooo:rsid="0035454b"/>
    </style:style>
    <style:style style:name="T43" style:family="text">
      <style:text-properties officeooo:rsid="0036702c"/>
    </style:style>
    <style:style style:name="T44" style:family="text">
      <style:text-properties officeooo:rsid="00396fb5"/>
    </style:style>
    <style:style style:name="T45" style:family="text">
      <style:text-properties officeooo:rsid="003b5c07"/>
    </style:style>
    <style:style style:name="T46" style:family="text">
      <style:text-properties officeooo:rsid="003bed6e"/>
    </style:style>
    <style:style style:name="T47" style:family="text">
      <style:text-properties officeooo:rsid="003f078b"/>
    </style:style>
    <style:style style:name="T48" style:family="text">
      <style:text-properties officeooo:rsid="00404e24"/>
    </style:style>
    <style:style style:name="T49" style:family="text">
      <style:text-properties officeooo:rsid="00413ae4"/>
    </style:style>
    <style:style style:name="T50" style:family="text">
      <style:text-properties officeooo:rsid="00429b85"/>
    </style:style>
    <style:style style:name="T51" style:family="text">
      <style:text-properties officeooo:rsid="00434d8e"/>
    </style:style>
    <style:style style:name="T52" style:family="text">
      <style:text-properties officeooo:rsid="00438d8d"/>
    </style:style>
    <style:style style:name="T53" style:family="text">
      <style:text-properties officeooo:rsid="0045c206"/>
    </style:style>
    <style:style style:name="T54" style:family="text">
      <style:text-properties officeooo:rsid="0046cc16"/>
    </style:style>
    <style:style style:name="T55" style:family="text">
      <style:text-properties officeooo:rsid="0047256c"/>
    </style:style>
    <style:style style:name="T56" style:family="text">
      <style:text-properties officeooo:rsid="004ae105"/>
    </style:style>
    <style:style style:name="T57" style:family="text">
      <style:text-properties officeooo:rsid="004af09f"/>
    </style:style>
    <style:style style:name="T58" style:family="text">
      <style:text-properties officeooo:rsid="004ee96c"/>
    </style:style>
    <style:style style:name="T59" style:family="text">
      <style:text-properties fo:color="#2a6099" loext:opacity="100%" officeooo:rsid="004ee96c"/>
    </style:style>
    <style:style style:name="T60" style:family="text">
      <style:text-properties officeooo:rsid="0052a5a8"/>
    </style:style>
    <style:style style:name="T61" style:family="text">
      <style:text-properties officeooo:rsid="0052fd88"/>
    </style:style>
    <style:style style:name="T62" style:family="text">
      <style:text-properties officeooo:rsid="00532d78"/>
    </style:style>
    <style:style style:name="T63" style:family="text">
      <style:text-properties officeooo:rsid="00140905"/>
    </style:style>
    <style:style style:name="T64" style:family="text">
      <style:text-properties officeooo:rsid="0053a5d2"/>
    </style:style>
    <style:style style:name="T65" style:family="text">
      <style:text-properties officeooo:rsid="00583626"/>
    </style:style>
    <style:style style:name="T66" style:family="text">
      <style:text-properties officeooo:rsid="00502588"/>
    </style:style>
    <style:style style:name="T67" style:family="text">
      <style:text-properties officeooo:rsid="0058b77d"/>
    </style:style>
    <style:style style:name="T68" style:family="text">
      <style:text-properties officeooo:rsid="0059b6d9"/>
    </style:style>
    <style:style style:name="T69" style:family="text">
      <style:text-properties officeooo:rsid="005b4be2"/>
    </style:style>
    <style:style style:name="T70" style:family="text">
      <style:text-properties officeooo:rsid="005cc5d8"/>
    </style:style>
    <style:style style:name="T71" style:family="text">
      <style:text-properties officeooo:rsid="005e3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ffit-il d’être seul pour connaître la vérité ?</text:p>
      <text:p text:style-name="P1"/>
      <text:p text:style-name="P2"><text:tab/><text:span text:style-name="T25">1. Analyse du sujet</text:span></text:p>
      <text:p text:style-name="P1"/>
      <text:p text:style-name="P2"><text:span text:style-name="T20">Solitude :</text:span> la solitude désigne l’absence de toute autre personne que moi</text:p>
      <text:p text:style-name="P3">→ <text:span text:style-name="T33">pb : comment comprendre cette absence ?</text:span></text:p>
      <text:p text:style-name="P66">Le fait que les autres soient <text:span text:style-name="T2">physiquement</text:span><text:span text:style-name="T11"> </text:span><text:span text:style-name="T2">absents</text:span><text:span text:style-name="T11"> les empêche-t-il de peser sur ma pensée ?</text:span></text:p>
      <text:p text:style-name="P2"/>
      <text:p text:style-name="P2"><text:span text:style-name="T21">Vérité :</text:span> la vérité est l’adéquation entre mon jugement et la réalité</text:p>
      <text:p text:style-name="P2"/>
      <text:p text:style-name="P2"><text:span text:style-name="T21">Connaître :</text:span> de façon minimale : connaître, c’est le fait que ma représentation corresponde à la réalité.</text:p>
      <text:p text:style-name="P2">MAIS si on s’en tient là, on identifie le fait de connaître et le fait d’avoir des représentations vraies.</text:p>
      <text:p text:style-name="P2">OR c’est plus compliqué. Connaître désigne le fait de <text:span text:style-name="T2">savoir</text:span><text:span text:style-name="T11">, et le fait de savoir s’oppose au fait d’avoir une simple </text:span><text:span text:style-name="T2">opinion</text:span></text:p>
      <text:p text:style-name="P18">MAIS une opinion peut être vraie !</text:p>
      <text:p text:style-name="P2"><text:span text:style-name="T11">Ex : si je trouve le résultat d’une équation mathématique au hasard, peut-on dire que je connais la réponse ? Pas vraiment. L’idée de connaissance implique la possession d’une représentation solidement </text:span><text:span text:style-name="T12">appuyée sur des justifications.</text:span></text:p>
      <text:p text:style-name="P19">→ si je peux démontrer mon résultat de façon rigoureuse, alors il s’agit vraiment d’une connaissance = mon jugement est solide</text:p>
      <text:p text:style-name="P19"/>
      <text:p text:style-name="P4"><text:span text:style-name="T13">F</text:span><text:span text:style-name="T11">orme logique du sujet </text:span><text:span text:style-name="T15">(suffit-il...)</text:span><text:span text:style-name="T11"> : o</text:span><text:span text:style-name="T15">n fera </text:span><text:span text:style-name="T11">quelques commentaires plus tard</text:span></text:p>
      <text:p text:style-name="P20"/>
      <text:p text:style-name="P8"><text:span text:style-name="T11"><text:tab/></text:span><text:span text:style-name="T13">2. Problématisation</text:span></text:p>
      <text:p text:style-name="P1"/>
      <text:p text:style-name="P1">1. A PREMIÈRE VUE, Ce qui m’empêche de connaître la vérité, ce sont d’abord mes préjugés : l’ensemble des croyances que j’ai passivement repris des autres. Si ce sont les autres qui sont la source de mes erreurs, il semble donc que la vérité ne puisse être trouvée qu’en l’absence des autres, quand j’observe le réel lui-même.</text:p>
      <text:p text:style-name="P1"/>
      <text:p text:style-name="P1">2. CEPENDANT, <text:span text:style-name="T1">nous vivons toujours en société, et nous intégrons nécessairement de nombreux préjugés. La présence effective des autres autour de nous ne change donc pas radicalement le problème. Au contraire, on pourrait même penser que c’est le dialogue avec les autres qui me permet de mettre à l’épreuve mes pensées, pour savoir si elles sont effectivement fondées ou non.</text:span></text:p>
      <text:p text:style-name="P1"/>
      <text:p text:style-name="P5">Le problème est donc le suivant : <text:span text:style-name="T34">pour bien penser, faut-il se fermer au jugement des autres ? Ou au contraire, est-ce la confrontation avec autrui qui me permet de bien penser ?</text:span></text:p>
      <text:p text:style-name="P5"/>
      <text:p text:style-name="P1"/>
      <text:p text:style-name="P1"/>
      <text:p text:style-name="P9"><text:span text:style-name="T30">I</text:span>. Nous pensons d’abord en fonction de préjugés dont nous ne sommes pas les auteurs</text:p>
      <text:p text:style-name="P11"><text:tab/><text:span text:style-name="T23">1. L’allégorie de la caverne</text:span></text:p>
      <text:p text:style-name="P11"/>
      <text:p text:style-name="P12">**cf allégorie de la caverne : texte, questions, interprétation**</text:p>
      <text:p text:style-name="P12">Dans son allégorie de la caverne, Platon représente notre condition première par des prisonniers enchaînés.</text:p>
      <text:p text:style-name="P12"/>
      <text:p text:style-name="P59">Notre existence sociale nous amène à intégrer de nombreux préjugés.</text:p>
      <text:p text:style-name="P59">Ceux-ci ont <text:span text:style-name="T25">deux origines</text:span> :</text:p>
      <text:p text:style-name="P60">- une origine <text:span text:style-name="T2">horizontale </text:span><text:span text:style-name="T11">et passive</text:span><text:span text:style-name="T2"> </text:span><text:span text:style-name="T11">: nous intégrons les croyances de nos pairs (les autres prisonniers de la caverne) de façon spontanée (conformisme, pression sociale)</text:span></text:p>
      <text:p text:style-name="P60"><text:soft-page-break/>- une origine <text:span text:style-name="T2">verticale</text:span><text:span text:style-name="T11"> et active</text:span><text:span text:style-name="T2"> </text:span><text:span text:style-name="T11">: nous intégrons les préjugés que les experts des apparences </text:span><text:span text:style-name="T14">nous imposent</text:span><text:span text:style-name="T11">. </text:span><text:span text:style-name="T14">En contrôlant les croyances, ceux-ci exercent sur nous un certain pouvoir</text:span></text:p>
      <text:p text:style-name="P21"/>
      <text:p text:style-name="P13"/>
      <text:p text:style-name="P14">CECI étant : la situation n’est pas aussi simple : <text:span text:style-name="T31">Même si ce sont bien les autres qui sont à l’origine de nos préjugés, </text:span><text:span text:style-name="T34">dans la caverne </text:span><text:span text:style-name="T31">c’est </text:span><text:span text:style-name="T34">bien</text:span><text:span text:style-name="T31"> un autre homme qui nous permet de nous en libérer.</text:span></text:p>
      <text:p text:style-name="P61"/>
      <text:p text:style-name="P61">Pour comprendre pk, il faut mieux analyser ce qu’est un préjugé.</text:p>
      <text:p text:style-name="P61"/>
      <table:table table:name="Tableau1" table:style-name="Tableau1">
        <table:table-column table:style-name="Tableau1.A"/>
        <table:table-row table:style-name="TableLine2688142152080">
          <table:table-cell table:style-name="Tableau1.A1" office:value-type="string">
            <text:p text:style-name="P10">Q un préjugé ?</text:p>
            <text:p text:style-name="P69"/>
            <text:p text:style-name="P63">Première définition : Un pré-jugé = toute idée qui me vient des autres</text:p>
            <text:p text:style-name="P63">MAIS j’ai des idées qui me proviennent des autres, et qui ne sont pas des préjugés !</text:p>
            <text:p text:style-name="P63"/>
            <text:p text:style-name="P63">Par exemple, j’ai appris par coeur quand j’étais enfant que 7+5 = 12</text:p>
            <text:p text:style-name="P63">Est-ce un préjugé ? Non, parce que j’ai pu le vérifier par mes propres moyens.</text:p>
            <text:p text:style-name="P63"/>
            <text:p text:style-name="P63">Ce qui définit un préjugé : non pas son <text:span text:style-name="T2">origine</text:span><text:span text:style-name="T11"> (= le premier moment où j’ai commencé à y croire) mais son </text:span><text:span text:style-name="T2">fondement</text:span><text:span text:style-name="T11"> = l’ensemble des </text:span><text:span text:style-name="T2">justifications</text:span><text:span text:style-name="T11"> </text:span><text:span text:style-name="T2">rationnelles </text:span><text:span text:style-name="T11">qui garantissent pour moi sa vérité</text:span></text:p>
            <text:p text:style-name="P63"/>
            <table:table table:name="Tableau2" table:style-name="Tableau2">
              <table:table-column table:style-name="Tableau2.A"/>
              <table:table-row table:style-name="TableLine2688142147472">
                <table:table-cell table:style-name="Tableau2.A1" office:value-type="string">
                  <text:p text:style-name="P77"><text:span text:style-name="T25">L’origine</text:span> de quelque chose désigne l’occasion historique qui a entraîné son apparition. L’origine est une cause.</text:p>
                  <text:p text:style-name="P77">Le <text:span text:style-name="T25">fondement</text:span> de quelque chose désigne ce qui justifie objectivement son existence.</text:p>
                </table:table-cell>
              </table:table-row>
            </table:table>
            <text:p text:style-name="P63"/>
          </table:table-cell>
        </table:table-row>
      </table:table>
      <text:p text:style-name="P62"/>
      <text:p text:style-name="P61">→ si le préjugé se définit non par l’origine de ma croyance, mais par son fondement, Q° : à quelles condition puis-je avoir <text:span text:style-name="T40">le souci de fonder m</text:span>es croyances ?</text:p>
      <text:p text:style-name="P61"/>
      <text:p text:style-name="P61">Condition : pour que je puisse faire l’effort intellectuel de fonder en raison mes idées, il faut qu’elles ne m’apparaissent pas comme des évidences absolues.</text:p>
      <text:p text:style-name="P61">→ une <text:span text:style-name="T2">évidence</text:span> ne se prouve pas, sa vérité est considérée comme suffisamment manifeste.</text:p>
      <text:p text:style-name="P61">→ pour qu’une évidence n’<text:span text:style-name="T34">en soit plus une</text:span>, <text:span text:style-name="T32">il faut qu’un </text:span><text:span text:style-name="T3">doute</text:span><text:span text:style-name="T32"> ait pu apparaître dans mon esprit = </text:span><text:span text:style-name="T26">je dois pouvoir </text:span><text:span text:style-name="T27">envisager</text:span><text:span text:style-name="T26"> la possibilité qu’on conçoive les choses autrement</text:span></text:p>
      <text:p text:style-name="P61"/>
      <text:p text:style-name="P61">→ <text:span text:style-name="T32">l’</text:span><text:span text:style-name="T34">exigence</text:span><text:span text:style-name="T32"> de justification suppose de pouvoir se référer à un autre sujet, qui ne suppose pas que mes croyances soient absolument évidentes, et qui m’invite à les justifier</text:span></text:p>
      <text:p text:style-name="P61"/>
      <text:p text:style-name="P64">=&gt; le fait de se libérer de ses préjugés suppose une <text:span text:style-name="T25">rencontre avec l’altérité</text:span></text:p>
      <text:p text:style-name="P65">- soit rencontre avec qqn qui a des croyances radicalement différentes des miennes. Périodes historiques de découverte de nouvelles culture : souvent des périodes de grands bouleversements intellectuels (monde grec, Renaissance)</text:p>
      <text:p text:style-name="P74">(risque : que cette rencontre ne soit pas l’occasion de remettre en question ses croyances, mais de les imposer à l’autre par la force...)</text:p>
      <text:p text:style-name="P65">- soit rencontre avec qqn qui <text:span text:style-name="T36">peut partager notre culture, mais qui </text:span>suspend <text:span text:style-name="T34">méthodiquement </text:span>ses propres croyances</text:p>
      <text:p text:style-name="P65"/>
      <text:p text:style-name="P67">Ca : la méthode de Socrate = <text:span text:style-name="T25">méthode « ironique »</text:span>. Consiste à se présenter comme qqn d’ignorant, et à faire croire à l’interlocuteur qu’on le prend pour qqn de savant.</text:p>
      <text:p text:style-name="P67">→ en l’interrogeant de façon précise et méthodique, on l’amène à manifester les contradictions de sa propre pensée, dont il n’avait pas conscience.</text:p>
      <text:p text:style-name="P67"/>
      <text:p text:style-name="P68"><text:soft-page-break/>Pour Platon : c’est cette méthode qui permet de sortir de la caverne des préjugés. <text:span text:style-name="T35">Force l’interlocuteur à mettre de l’ordre &amp; de la cohérence dans sa pensée, ce qui lui permet d’identifier ses erreurs &amp; ses préjugés intenables.</text:span></text:p>
      <text:p text:style-name="P68"/>
      <text:p text:style-name="P79">Pkoi prisonniers sont-ils aussi hostiles à la présence de Socrate ?</text:p>
      <text:p text:style-name="P68"/>
      <text:p text:style-name="P75">Attention, il faut reconnaître qu’il y a une véritable utilité de nos préjugés :</text:p>
      <text:p text:style-name="P76">- <text:span text:style-name="T22">utilité cognitive :</text:span><text:span text:style-name="T38"> </text:span>permet<text:span text:style-name="T38">tent</text:span> de simplifier le monde. <text:span text:style-name="T38">Reposent sur des généralisations et des approximations :</text:span> <text:span text:style-name="T38">Nous permet de gagner du temps &amp; de nous éviter des efforts intellectuels. Pas sûr qu’il serait possible de penser et d’agir sans l’aide de nos préjugés !</text:span></text:p>
      <text:p text:style-name="P76">- <text:span text:style-name="T22">utilité sociale :</text:span><text:span text:style-name="T38"> créent du lien social avec les autres, en validant une représentation commune du monde</text:span></text:p>
      <text:p text:style-name="P70"/>
      <text:p text:style-name="P71">→ remettre en doute ses préjugés : <text:span text:style-name="T44">apporte le doute et la solitude </text:span>→ quand le philosophe redescend dans la caverne pour les en extraire, il risque d’être tué, parce qu’on ne veut pas quitter la caverne !</text:p>
      <text:p text:style-name="P61"/>
      <text:p text:style-name="P72"><text:span text:style-name="T28">Conclusion :</text:span> <text:span text:style-name="T38">La véritable</text:span> pensée <text:span text:style-name="T38">est toujours une activité </text:span>solitaire. Mais il est impossible d’y parvenir sans initiation, sans avoir bénéficié de la présence d’un tiers qui nous arrache à nos préjugés</text:p>
      <text:p text:style-name="P72"/>
      <text:p text:style-name="P72">PB : ce tiers, pour intervenir, doit lui-même être sorti de la caverne → comment  ? une circularité problématique !</text:p>
      <text:p text:style-name="P72">Pour Platon : pour que la sortie de la caverne ne soit pas qu’un événement hasardeux et exceptionnel (miracle Socrate), il faut que la cité se dote d’un système d’éducation performant</text:p>
      <text:p text:style-name="P72">MAIS une bonne éducation est impossible si la cité elle-même n’est pas bien ordonnée. =&gt; Le pouvoir et le savoir doivent être réunis dans la même personne</text:p>
      <text:p text:style-name="P72">→ implique un philosophe-roi… <text:span text:style-name="T38">et donc un miracle, sur lequel il serait peu judicieux de parier</text:span></text:p>
      <text:p text:style-name="P72"/>
      <text:p text:style-name="P72"/>
      <text:p text:style-name="P73"><text:tab/><text:span text:style-name="T23">2</text:span><text:span text:style-name="T21">. La résolution d’user de son propre entendement est la première étape hors de l’ignorance</text:span></text:p>
      <text:p text:style-name="P61"/>
      <text:p text:style-name="P14"/>
      <text:p text:style-name="P81">La rencontre avec un éducateur suffit-<text:span text:style-name="T43">e</text:span>l<text:span text:style-name="T43">le</text:span> pour nous sortir de notre ignorance ?</text:p>
      <text:p text:style-name="P81"/>
      <text:p text:style-name="P84">En fait : la relation éducative peut échouer pour deux raisons contradictoires :</text:p>
      <text:p text:style-name="P82">- <text:span text:style-name="T42">on refuse de dialoguer véritablement avec l’autre</text:span> <text:span text:style-name="T41">(mauvaise foi, énervement)</text:span></text:p>
      <text:p text:style-name="P83">→ <text:span text:style-name="T42">échec de nombreux dialogues platoniciens</text:span></text:p>
      <text:p text:style-name="P82">- <text:span text:style-name="T42">on se soumet complètement au discours de l’autre</text:span></text:p>
      <text:p text:style-name="P78"/>
      <text:p text:style-name="P80">(cf texte Kant)</text:p>
      <text:p text:style-name="P16"/>
      <text:p text:style-name="P17">→ <text:span text:style-name="T36">Kant : </text:span><text:span text:style-name="T41">l’ignorance </text:span><text:span text:style-name="T42">est essentiellement liée à une soumission à des maîtres à penser.</text:span></text:p>
      <text:p text:style-name="P84">Cette volonté de ne pas penser par soi-même = état de « minorité »</text:p>
      <text:p text:style-name="P17"><text:span text:style-name="T42">Nourri par</text:span><text:span text:style-name="T41"> </text:span><text:span text:style-name="T37">deux vices moraux et intellectuels :</text:span> la <text:span text:style-name="T25">paresse</text:span> et la <text:span text:style-name="T25">lâcheté</text:span>. Au fond, je tiens intimement à rester d<text:span text:style-name="T36">ans l’ignorance</text:span>, parce que c’est une position qui est confortable</text:p>
      <text:p text:style-name="P15"/>
      <text:p text:style-name="P15"><text:span text:style-name="T42">≠ Kant : </text:span><text:span text:style-name="T2">sapere aude</text:span><text:span text:style-name="T11"> </text:span><text:span text:style-name="T16">(« ose savoir ! ») </text:span><text:span text:style-name="T18">[</text:span><text:span text:style-name="T16">= locution latine empruntée à Horace</text:span><text:span text:style-name="T18">]</text:span></text:p>
      <text:p text:style-name="P15"><text:span text:style-name="T18">=</text:span><text:span text:style-name="T17"> </text:span><text:span text:style-name="T18">j’ose penser par moi-même et j’assume mes responsabilités intellectuelles</text:span></text:p>
      <text:p text:style-name="P22"/>
      <text:p text:style-name="P26">Pb : passer de la minorité à un usage maîtrisé de notre propre entendement est presque impossible à un individu seul. </text:p>
      <text:p text:style-name="P26"/>
      <table:table table:name="Tableau3" table:style-name="Tableau3">
        <table:table-column table:style-name="Tableau3.A"/>
        <text:soft-page-break/>
        <table:table-row table:style-name="TableLine2688142152656">
          <table:table-cell table:style-name="Tableau3.A1" office:value-type="string">
            <text:p text:style-name="Table_20_Contents">Il est donc difficile pour chaque individu en particulier de travailler à sortir de la minorité qui lui est presque devenue une seconde nature. Il en est même arrivé à l'aimer, et provisoirement il est tout à fait incapable de se servir de sa propre intelligence, parce qu'on ne lui permet jamais d'en faire l'essai. Les règles et les formules, ces instruments mécaniques de l'usage rationnel, ou plutôt de l'abus de nos facultés naturelles, sont les fers qui nous retiennent dans une éternelle minorité. Qui parviendrait à s'en débarrasser, ne franchirait encore que d'un saut mal assuré les fossés les plus étroits, car il n'est pas accoutumé à d'aussi libres mouvements. Aussi n'arrive-t-il qu'à bien</text:p>
            <text:p text:style-name="Table_20_Contents">peu d'hommes de s'affranchir de leur minorité par le travail de leur propre esprit, pour marcher ensuite d'un pas sûr.</text:p>
          </table:table-cell>
        </table:table-row>
      </table:table>
      <text:p text:style-name="P26"/>
      <text:p text:style-name="P26">=&gt; les lumières sont toujours nécessairement un phénomène collectif : c’est le public qui s’éclaire lui-même, non l’individu</text:p>
      <text:p text:style-name="P26"/>
      <text:p text:style-name="P26">→ suppose de garantir politiquement la possibilité de discuter librement de tout</text:p>
      <text:p text:style-name="P26"/>
      <text:p text:style-name="P26">Pb : la capacité à réfléchir par soi-même ni risque-t-elle pas d’engendrer de la désobéissance ?</text:p>
      <text:p text:style-name="P23">N<text:span text:style-name="T45">ON si on</text:span> distingue deux usages de la raison : un usage <text:span text:style-name="T25">public</text:span> et un usage <text:span text:style-name="T25">privé</text:span></text:p>
      <text:p text:style-name="P24">- l’usage privé, c’est celui de l’individu qui agit au nom d’une organisation. Ici, l’usage de la raison doit être sévèrement encadré : le soldat n’a pas à <text:span text:style-name="T45">juger</text:span> s’il lui faut obéir ou non aux ordres qu’on lui donne, le citoyen n’a pas à <text:span text:style-name="T45">juger</text:span> s’il doit payer ou non l’impôt qui lui est dû.</text:p>
      <text:p text:style-name="P24">- l’usage public, c’est celui du savant, qui mène une réflexion générale sur un sujet. Pour Kant, <text:span text:style-name="T45">c’est cet usage qui</text:span> doit être absolument garanti, sans aucune restriction.</text:p>
      <text:p text:style-name="P24"/>
      <text:p text:style-name="P23">→ la question de l’ignorance est une question politique. L’État doit garantir les cadres institutionnels qui permettent à la réflexion collective des hommes de se mener sans entraves.</text:p>
      <text:p text:style-name="P23"/>
      <text:p text:style-name="P25">Pour l’instant, on a considéré que la sortie de l’ignorance était essentiellement liée à un processus d’abandon de nos préjugés. Pourtant, <text:span text:style-name="T39">se débarrasser de ses préjugés est certes une condition nécessaire pour atteindre la vérité, mais certainement pas suffisante : si j’enlève tous mes préjugés, que reste-t-il ? Il reste encore la question de savoir </text:span><text:span text:style-name="T4">comment</text:span><text:span text:style-name="T39"> cheminer vers le savoir, par quels processus intellectuels.</text:span></text:p>
      <text:p text:style-name="P23"/>
      <text:p text:style-name="P27">II. <text:span text:style-name="T46">Penser par soi-même</text:span>, c’est d’abord penser méthodiquement</text:p>
      <text:p text:style-name="P30"><text:tab/><text:span text:style-name="T46">a. </text:span><text:span text:style-name="T49">La nécessité d’une méthode</text:span></text:p>
      <text:p text:style-name="P30"/>
      <text:p text:style-name="P33">(cf texte Descartes)</text:p>
      <text:p text:style-name="P33"/>
      <text:p text:style-name="P33">Descartes : <text:span text:style-name="T48">ce ne sont pas les qualités morales et intellectuelles qui sont déterminantes </text:span><text:span text:style-name="T52">pour la recherche de la vérité</text:span></text:p>
      <text:p text:style-name="P33"/>
      <text:p text:style-name="P41">[Q mesure le QI ? Est-ce que mesure vraiment l’intelligence ?]</text:p>
      <text:p text:style-name="P33"/>
      <text:p text:style-name="P33">OK les H sont inégalement dotés du point de vue de la mémoire, de la vitesse de calcul, de l’imagination. MAIS du point de vue du « bon sens » : sont strictement égaux</text:p>
      <text:p text:style-name="P33"/>
      <text:p text:style-name="P31"><text:span text:style-name="T47">bon sens = intelligence = </text:span><text:span text:style-name="T48">lumière naturelle = </text:span><text:span text:style-name="T47">raison</text:span></text:p>
      <text:p text:style-name="P31"/>
      <text:p text:style-name="P32">Déf : la raison est <text:span text:style-name="T48">la « puissance de bien juger et distinguer le vrai d’avec le faux »</text:span></text:p>
      <text:p text:style-name="P32"/>
      <text:p text:style-name="P32">→ <text:span text:style-name="T51">C les hommes peuvent-ils former des opinions différentes, si disposent de la même intelligence ?</text:span></text:p>
      <text:p text:style-name="P32"/>
      <text:p text:style-name="P34"><text:soft-page-break/>Attention : il faut entendre «<text:span text:style-name="T25"> puissance </text:span>» dans un sens technique : s’oppose à <text:span text:style-name="T25">l’acte</text:span></text:p>
      <text:p text:style-name="P28"/>
      <table:table table:name="Tableau4" table:style-name="Tableau4">
        <table:table-column table:style-name="Tableau4.A"/>
        <table:table-row table:style-name="TableLine2688142153232">
          <table:table-cell table:style-name="Tableau4.A1" office:value-type="string">
            <text:p text:style-name="P35">Vient de la philosophie d’Aristote : </text:p>
            <text:p text:style-name="P35">La <text:span text:style-name="T25">puissance</text:span>, c’est ce qui est susceptible de venir à l’être</text:p>
            <text:p text:style-name="P35">L’<text:span text:style-name="T25">acte</text:span>, c’est ce qui existe réellement</text:p>
            <text:p text:style-name="P35">Ex : La fleur existe en puissance dans le bourgeon (le bourgeon est une fleur en puissance). Quand le bourgeon a germé, alors la fleur existe en acte (réellement).</text:p>
            <text:p text:style-name="P55">(élèves sont des citoyens en puissance. Bébé est un adulte en puissance, etc.)</text:p>
          </table:table-cell>
        </table:table-row>
      </table:table>
      <text:p text:style-name="P54"/>
      <text:p text:style-name="P30">→ <text:span text:style-name="T48">le bon sens est une virtualité inscrite en chaque être humain, mais il appartient à celui-ci de l’actualiser. → </text:span><text:span text:style-name="T52">comment ?</text:span></text:p>
      <text:p text:style-name="P30"/>
      <text:p text:style-name="P30">→ <text:span text:style-name="T48">La question n’est pas de savoir si nous sommes plus ou moins intelligent (égalité radicale des H de ce point de vue), la question est de savoir si nous utilisons bien ou mal l’intelligence dont nous disposons. → </text:span><text:span text:style-name="T51">c’est </text:span><text:span text:style-name="T29">l’usage</text:span><text:span text:style-name="T51"> que nous faisons de notre raison qui explique les opinions contradictoires des H</text:span></text:p>
      <text:p text:style-name="P36"/>
      <text:p text:style-name="P36">Ce qui compte : identifier le chemin (hodos) qui conduit vers (meta) le but visé → idée de « méthode »</text:p>
      <text:p text:style-name="P34"/>
      <text:p text:style-name="P34">Une métaphore fréquente chez Descartes : celui qui cherche la vérité est comme celui qui cherche un chemin dans les bois. Aller très vite mais dans la mauvaise direction nous éloigne du but : la vitesse n’est pas importante, ce qui compte c’est d’aller dans la bonne direction.</text:p>
      <text:p text:style-name="P34"/>
      <text:p text:style-name="P34"><text:tab/><text:span text:style-name="T24">b. Les règles de la logique aristotélicienne</text:span></text:p>
      <text:p text:style-name="P34"/>
      <text:p text:style-name="P29">Q logique ? Dans quelles disciplines on en a besoin ?</text:p>
      <text:p text:style-name="P34"/>
      <text:p text:style-name="P36">Dès l’Antiquité grecque, Aristote avait déjà essayé d’expliciter les règles que doit suivre tout <text:span text:style-name="T64">raisonnement</text:span> (= la logique) → <text:span text:style-name="T50"><text:s/>deux </text:span><text:span text:style-name="T52">sortes</text:span></text:p>
      <text:p text:style-name="P37"/>
      <text:p text:style-name="P37">- Les principes fondamentaux de la pensée</text:p>
      <text:p text:style-name="P42">= il y a des formes de jugements qui sont vraies quelles que soient leur contenu.</text:p>
      <text:p text:style-name="P37"/>
      <text:p text:style-name="P85">Principe d’identité</text:p>
      <text:p text:style-name="P85"><text:tab/>« une chose, considérée sous un même rapport, est identique à elle-même »</text:p>
      <text:p text:style-name="P86">Principe d<text:span text:style-name="T53">u</text:span> tiers exclu</text:p>
      <text:p text:style-name="P86"><text:tab/>« <text:span text:style-name="T53">soit une proposition est vraie, soit sa négation est vraie »</text:span></text:p>
      <text:p text:style-name="P86">Principe de non contradiction<text:tab/></text:p>
      <text:p text:style-name="P86"><text:tab/>« <text:span text:style-name="T53">il est impossible qu’une proposition et sa négation soient vraies en même temps »</text:span></text:p>
      <text:p text:style-name="P38"/>
      <text:p text:style-name="P39"><text:span text:style-name="T53">On ne peut pas </text:span><text:span text:style-name="T5">démontrer </text:span><text:span text:style-name="T65">ces principes</text:span><text:span text:style-name="T53">, parce que toute démonstration </text:span><text:span text:style-name="T65">les </text:span><text:span text:style-name="T53">suppose. Aristote :</text:span> <text:span text:style-name="T64">on peut </text:span><text:span text:style-name="T65">cependant </text:span><text:span text:style-name="T64">les justifier par l’absurde : si on ne les accepte pas, tout raisonnement est impossible, et le</text:span><text:span text:style-name="T53"> réel serait un chaos absolu</text:span></text:p>
      <text:p text:style-name="P91"><text:span text:style-name="T65">[</text:span>≠ Nietzsche <text:span text:style-name="T66">[cf texte]</text:span> : le réel est intrinsèquement chaotique et contradictoire. Les règles de la logique ont une justification psychologique (nous permettent de mettre de l’ordre dans notre pensée) mais n’expriment certainement pas l’essence de la réalité<text:span text:style-name="T65">]</text:span></text:p>
      <text:p text:style-name="P38"/>
      <text:p text:style-name="P37">- Les règles du raisonnement = théorie du syllogisme</text:p>
      <text:p text:style-name="P43"/>
      <text:p text:style-name="P43">[exercice : identifier les bons syllogismes ?]</text:p>
      <text:p text:style-name="P43"><text:soft-page-break/></text:p>
      <text:p text:style-name="P45">Aristote identifie le fait que certaines <text:span text:style-name="T2">formes</text:span> de raisonnement sont valides, et donnent nécessairement des conclusions vraies si les propositions de base sont vraies.</text:p>
      <text:p text:style-name="P43"/>
      <text:p text:style-name="P38"><text:span text:style-name="T54">Ex :</text:span>« Tous les hommes sont mortels, or Socrate est un homme; donc Socrate est mortel »</text:p>
      <text:p text:style-name="P38"/>
      <text:p text:style-name="P38">→ « <text:span text:style-name="T54">Tous les A sont B, or C est un A ; donc C est B » = syllogisme BARBARA</text:span></text:p>
      <text:p text:style-name="P38"/>
      <text:p text:style-name="P38">→ <text:span text:style-name="T54">essaye de décrire l’ensemble </text:span><text:span text:style-name="T65">de ces formes valides</text:span></text:p>
      <text:p text:style-name="P51">Pb de cette syllogistique : ne décrit qu’un ensemble limité de raisonnements possibles.</text:p>
      <text:p text:style-name="P90">(pb : ne permet pas de traiter des <text:span text:style-name="T2">relations</text:span>. Ex : « Jean et Sarah sont mariés. » en fait, il faudrait réussir à traiter une relation en tant que telle, sans la réduire à des prédicats. <text:span text:style-name="T67">+ propositions à trois termes (tous les hommes sont soit roux, soit blonds, soit bruns).</text:span>)</text:p>
      <text:p text:style-name="P51">Mais suffisamment solide pour que la logique aristotélicienne ne soit vraiment remplacée qu’à la fin du XIXe (→ logique mathématique de Frege, entièrement formalisée)</text:p>
      <text:p text:style-name="P51"/>
      <text:p text:style-name="P92">[cf démonstration en logique formelle]</text:p>
      <text:p text:style-name="P40"/>
      <text:p text:style-name="P58">c. La méthode cartésienne</text:p>
      <text:p text:style-name="P43"/>
      <text:p text:style-name="P44">Descartes critique sévèrement la <text:span text:style-name="T65">logique d’</text:span>Aristote : nous permet d’<text:span text:style-name="T25">exposer</text:span> rigoureusement aux autres ce que nous pensons, mais ne permet pas de <text:span text:style-name="T25">découvrir </text:span>de nouvelles choses. </text:p>
      <text:p text:style-name="P44"/>
      <text:p text:style-name="P44">→ <text:span text:style-name="T67">Pour cela,</text:span> <text:span text:style-name="T55">Descartes se donne quatre règles de méthode </text:span><text:span text:style-name="T58">(</text:span><text:span text:style-name="T59">cf vademecum</text:span><text:span text:style-name="T58">)</text:span></text:p>
      <text:p text:style-name="P46"/>
      <text:p text:style-name="P46">Règle la plus décisive : la première : propose un critère simple pour la vérité. Ce qui permet de reconnaître la vérité, c’est un <text:span text:style-name="T25">sentiment</text:span> de certitude absolue obtenu de façon méthodique</text:p>
      <text:p text:style-name="P46"/>
      <text:p text:style-name="P49"><text:span text:style-name="T68">L</text:span>a conception aristotélicienne était certes un peu rigide, mais elle semblait garantir efficacement <text:span text:style-name="T25">l’objectivité</text:span> de la connaissance <text:span text:style-name="T68">(q </text:span>principes et règles universels du raisonnement ?). Au contraire, la règle cartésienne de l’évidence repose sur un simple<text:span text:style-name="T2"> sentiment</text:span>.</text:p>
      <text:p text:style-name="P49"><text:span text:style-name="T68">Pb : </text:span>un sentiment est toujours quelque chose de <text:span text:style-name="T25">subjectif</text:span>, alors que la vérité se définit comme l’adéquation <text:span text:style-name="T25">objective</text:span> entre un énoncé et la réalité.</text:p>
      <text:p text:style-name="P48"/>
      <text:p text:style-name="P48">→ faire reposer la recherche de la vérité sur un sentiment, n’est-ce pas abandonner toute possibilité de la concevoir comme universelle ?</text:p>
      <text:p text:style-name="P48"/>
      <table:table table:name="Tableau5" table:style-name="Tableau5">
        <table:table-column table:style-name="Tableau5.A"/>
        <table:table-row table:style-name="TableLine2688142145456">
          <table:table-cell table:style-name="Tableau5.A1" office:value-type="string">
            <text:p text:style-name="P57">Réflexion : singulier/particulier/général/universel</text:p>
            <text:p text:style-name="P57"/>
            <text:p text:style-name="P57">(inclure ensembles)</text:p>
            <text:p text:style-name="P57"/>
            <text:p text:style-name="P57">Singulier : ce qui concerne un seul cas</text:p>
            <text:p text:style-name="P57">Particulier : ce qui concerne <text:span text:style-name="T2">quelques </text:span>cas</text:p>
            <text:p text:style-name="P57">Général : ce qui concerne la plupart des cas (certaines exceptions étant possibles)</text:p>
            <text:p text:style-name="P57">Universel : ce qui concerne tout cas possible</text:p>
          </table:table-cell>
        </table:table-row>
      </table:table>
      <text:p text:style-name="P57"/>
      <text:p text:style-name="P48"/>
      <text:p text:style-name="P50"><text:span text:style-name="T68">Dk :</text:span> i<text:span text:style-name="T68">dentité de la raison en tout homme → si je m’appuie</text:span><text:span text:style-name="T56"> uniquement sur la </text:span><text:span text:style-name="T6">raison</text:span><text:span text:style-name="T56">, et non sur les accidents de mon esprit (mémoire, imagination...</text:span><text:span text:style-name="T68">),</text:span><text:span text:style-name="T56"> je </text:span><text:span text:style-name="T68">pense d’une façon </text:span><text:span text:style-name="T56">qui </text:span><text:span text:style-name="T68">ne vaut pas</text:span><text:span text:style-name="T56"> seulement pour moi, mais </text:span><text:span text:style-name="T6">pour tout</text:span><text:span text:style-name="T7">e raison</text:span><text:span text:style-name="T68"> → </text:span><text:span text:style-name="T69">ma pensée vaut</text:span><text:span text:style-name="T56"> </text:span><text:span text:style-name="T9">univers</text:span><text:span text:style-name="T10">ellement</text:span></text:p>
      <text:p text:style-name="P50"/>
      <text:p text:style-name="P52"><text:soft-page-break/>→ Ce que je pense <text:span text:style-name="T2">avec méthode</text:span> (en m’appuyant sur la raison seule) vaut nécessairement pour tout autre que moi. <text:span text:style-name="T70">Penser vraiment </text:span><text:span text:style-name="T8">par soi-même</text:span><text:span text:style-name="T70">, c’est penser </text:span><text:span text:style-name="T8">pour tout autre</text:span></text:p>
      <text:p text:style-name="P47"/>
      <text:p text:style-name="P46">Descartes applique <text:span text:style-name="T70">sa</text:span> méthode à de nombreux problèmes scientifiques et philosophiques de son temps → <text:span text:style-name="T60">de grands succès</text:span></text:p>
      <text:p text:style-name="P87">→ <text:span text:style-name="T57">En sciences :</text:span></text:p>
      <text:p text:style-name="P89">- Descartes réduit le rayon lumineux à l’élément le plus simple possible : une droite géométrique. Trouve des théorèmes d’optique très importants</text:p>
      <text:p text:style-name="P88">- <text:span text:style-name="T57">Descartes réduit les figures géométriques à leurs éléments les plus simples : distingue deux axes (abscisse et </text:span><text:s/><text:span text:style-name="T57">ordonnée </text:span><text:span text:style-name="T69">= analyse</text:span><text:span text:style-name="T57">) </text:span><text:span text:style-name="T69">et recompose toute figure géométrique à l’aide de ces éléments simples [synthèse] → on remplace les figures par des équations</text:span></text:p>
      <text:p text:style-name="P56"/>
      <text:p text:style-name="P53">Pb de Descartes : sa méthode fonctionne très bien en géométrie, et dans les parties de la physique qui sont géométrisables (= convertibles en <text:span text:style-name="T25">espace</text:span>). Elle donne des résultats beaucoup moins convaincants en physique pure, quand il faut expliquer des phénomènes extérieurs qui se déploient dans le <text:span text:style-name="T25">temps</text:span> (→ physique des « tourbillons » qui n’a jamais eu de postérité). → <text:span text:style-name="T71">pour passer à la science moderne, il faut réintégrer la nécessité d’observations maîtrisées du monde</text:span></text:p>
      <text:p text:style-name="P6"/>
      <text:p text:style-name="P6"/>
      <text:p text:style-name="P96">Conclusion :</text:p>
      <text:p text:style-name="P95">- si être seul, c’est se débarrasser des opinions <text:span text:style-name="T62">imposées par les autres</text:span>, alors être seul est une nécessité, mais certainement pas suffisant (parce que le problème c’est bien plutôt de penser autre chose que de simples opinions !)</text:p>
      <text:p text:style-name="P7"><text:span text:style-name="T70">MAIS pour trouver la vérité : ce qui compte : moins penser tout seul que penser </text:span><text:span text:style-name="T8">par soi-même</text:span><text:span text:style-name="T19"> <text:s/>= w</text:span><text:span text:style-name="T61"> effort méthodique pour se dépouiller de toutes nos particularités, qui ne nous définissent pas vraiment → <text:s/>s’identifier à la raison en soi (notre essence) = <text:s/>Descartes : paradoxalement, cette solitude me conduit à penser d’une façon universellement acceptable →</text:span> m’identifie aux autres.</text:p>
      <text:p text:style-name="P7"/>
      <text:p text:style-name="P93"><text:span text:style-name="T71">[</text:span><text:span text:style-name="T70">CECI ETANT</text:span> <text:span text:style-name="T63">la position absolument solitaire du penseur qui fait un retour réflexif sur ses propres conceptions n’est pas adaptée pour comprendre les phénomènes qui nous entourent dans leur complexité </text:span><text:span text:style-name="T69">(cf échecs de </text:span>la physique de Descartes<text:span text:style-name="T69">)</text:span><text:span text:style-name="T63"> → </text:span>la solitude du penseur ne peut pas signifier le fait de se couper du monde extérieur.</text:p>
      <text:p text:style-name="P94">→ il faut réfléchir aux spécificités des méthodes de la science, en réintégrant la nécessité d’une observation maîtrisée.<text:span text:style-name="T7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4T15:18:19.922000000</meta:creation-date>
    <dc:date>2022-10-13T12:57:26.272000000</dc:date>
    <meta:editing-duration>P5DT5H50M51S</meta:editing-duration>
    <meta:editing-cycles>34</meta:editing-cycles>
    <meta:generator>LibreOffice/7.3.1.3$Windows_X86_64 LibreOffice_project/a69ca51ded25f3eefd52d7bf9a5fad8c90b87951</meta:generator>
    <meta:document-statistic meta:table-count="5" meta:image-count="0" meta:object-count="0" meta:page-count="7" meta:paragraph-count="147" meta:word-count="3075" meta:character-count="18333" meta:non-whitespace-character-count="15386"/>
  </office:meta>
</office:document-meta>
</file>